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792b2" style:font-style-asian="italic" style:font-style-complex="italic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792b2" style:font-size-asian="11pt" style:font-style-asian="italic" style:font-weight-asian="bold" style:font-size-complex="12pt" style:font-style-complex="italic"/>
    </style:style>
    <style:style style:name="P3" style:family="paragraph" style:parent-style-name="Standard">
      <style:text-properties fo:language="pl" fo:country="PL" officeooo:rsid="00185b53" officeooo:paragraph-rsid="001792b2"/>
    </style:style>
    <style:style style:name="P4" style:family="paragraph" style:parent-style-name="Standard">
      <style:text-properties fo:language="pl" fo:country="PL" officeooo:paragraph-rsid="001792b2"/>
    </style:style>
    <style:style style:name="P5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792b2" style:font-style-asian="italic" style:font-weight-asian="bold" style:font-style-complex="italic" style:font-weight-complex="bold"/>
    </style:style>
    <style:style style:name="P6" style:family="paragraph" style:parent-style-name="Standard" style:list-style-name="L10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rsid="00199bcf" officeooo:paragraph-rsid="001792b2"/>
    </style:style>
    <style:style style:name="P9" style:family="paragraph" style:parent-style-name="Standard" style:list-style-name="L4">
      <style:text-properties fo:language="pl" fo:country="PL" officeooo:rsid="00199bcf" officeooo:paragraph-rsid="001792b2"/>
    </style:style>
    <style:style style:name="P10" style:family="paragraph" style:parent-style-name="Standard">
      <style:text-properties fo:language="pl" fo:country="PL" officeooo:rsid="00199bcf" officeooo:paragraph-rsid="001792b2"/>
    </style:style>
    <style:style style:name="P11" style:family="paragraph" style:parent-style-name="Standard" style:list-style-name="L1">
      <style:text-properties fo:language="pl" fo:country="PL" officeooo:rsid="001bf48e" officeooo:paragraph-rsid="001792b2"/>
    </style:style>
    <style:style style:name="P12" style:family="paragraph" style:parent-style-name="Standard" style:list-style-name="L1">
      <style:paragraph-properties fo:text-align="start" style:justify-single-word="false"/>
      <style:text-properties fo:language="pl" fo:country="PL" fo:font-style="normal" fo:font-weight="bold" officeooo:rsid="00199bcf" officeooo:paragraph-rsid="001792b2" style:font-style-asian="normal" style:font-weight-asian="bold" style:font-style-complex="normal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5" style:family="paragraph" style:parent-style-name="Standard" style:list-style-name="L4">
      <style:text-properties fo:language="pl" fo:country="PL" fo:font-style="normal" officeooo:rsid="00199bcf" officeooo:paragraph-rsid="001792b2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language="pl" fo:country="PL" officeooo:rsid="00304016" officeooo:paragraph-rsid="001792b2"/>
    </style:style>
    <style:style style:name="P17" style:family="paragraph" style:parent-style-name="Standard" style:list-style-name="L10">
      <style:text-properties fo:language="pl" fo:country="PL" officeooo:rsid="00304016" officeooo:paragraph-rsid="001792b2"/>
    </style:style>
    <style:style style:name="P18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paragraph-rsid="001792b2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5" style:family="paragraph" style:parent-style-name="Standard" style:list-style-name="L9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26" style:family="paragraph" style:parent-style-name="Standard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27" style:family="paragraph" style:parent-style-name="Standard" style:list-style-name="L9">
      <style:text-properties fo:font-size="16pt" fo:language="pl" fo:country="PL" fo:font-weight="bold" officeooo:rsid="002baa61" officeooo:paragraph-rsid="001792b2" style:font-weight-asian="bold" style:font-weight-complex="bold"/>
    </style:style>
    <style:style style:name="P28" style:family="paragraph" style:parent-style-name="Standard" style:list-style-name="L6">
      <style:text-properties fo:font-size="16pt" fo:language="pl" fo:country="PL" officeooo:rsid="00283841" officeooo:paragraph-rsid="001792b2"/>
    </style:style>
    <style:style style:name="P29" style:family="paragraph" style:parent-style-name="Standard">
      <style:text-properties fo:font-size="16pt" fo:language="pl" fo:country="PL" officeooo:rsid="00283841" officeooo:paragraph-rsid="001792b2"/>
    </style:style>
    <style:style style:name="P30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792b2"/>
    </style:style>
    <style:style style:name="P31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1792b2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1792b2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Title">
      <style:paragraph-properties fo:text-align="start" style:justify-single-word="false"/>
      <style:text-properties fo:font-size="20pt" fo:language="pl" fo:country="PL" officeooo:paragraph-rsid="001792b2" style:font-size-asian="20pt" style:font-size-complex="20pt"/>
    </style:style>
    <style:style style:name="P34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792b2" style:font-size-asian="20pt" style:font-size-complex="20pt"/>
    </style:style>
    <style:style style:name="P35" style:family="paragraph" style:parent-style-name="Title">
      <style:paragraph-properties fo:text-align="start" style:justify-single-word="false" fo:break-before="page"/>
      <style:text-properties fo:language="pl" fo:country="PL" officeooo:paragraph-rsid="001792b2"/>
    </style:style>
    <style:style style:name="T1" style:family="text">
      <style:text-properties officeooo:rsid="00185ceb"/>
    </style:style>
    <style:style style:name="T2" style:family="text">
      <style:text-properties fo:language="pl" fo:country="PL"/>
    </style:style>
    <style:style style:name="T3" style:family="text">
      <style:text-properties officeooo:rsid="001b267a"/>
    </style:style>
    <style:style style:name="T4" style:family="text">
      <style:text-properties officeooo:rsid="001bf48e"/>
    </style:style>
    <style:style style:name="T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0" style:family="text">
      <style:text-properties fo:font-size="12pt"/>
    </style:style>
    <style:style style:name="T11" style:family="text">
      <style:text-properties fo:color="#c9211e" loext:opacity="100%" fo:font-size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14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1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99bcf" style:font-size-asian="20pt" style:font-size-complex="20pt"/>
    </style:style>
    <style:style style:name="T18" style:family="text">
      <style:text-properties fo:font-size="20pt" officeooo:rsid="002763a0" style:font-size-asian="20pt" style:font-size-complex="20pt"/>
    </style:style>
    <style:style style:name="T19" style:family="text">
      <style:text-properties fo:font-size="20pt" officeooo:rsid="00185ceb" style:font-size-asian="20pt" style:font-size-complex="20pt"/>
    </style:style>
    <style:style style:name="T20" style:family="text">
      <style:text-properties fo:font-size="20pt" officeooo:rsid="001792b2" style:font-size-asian="20pt" style:font-size-complex="20pt"/>
    </style:style>
    <style:style style:name="T21" style:family="text">
      <style:text-properties officeooo:rsid="002baa61"/>
    </style:style>
    <style:style style:name="T22" style:family="text">
      <style:text-properties officeooo:rsid="002d017c"/>
    </style:style>
    <style:style style:name="T23" style:family="text">
      <style:text-properties officeooo:rsid="002df4bc"/>
    </style:style>
    <style:style style:name="T24" style:family="text">
      <style:text-properties officeooo:rsid="002e9a5d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1792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odstawy rachunkowości (cwiczenia) <text:span text:style-name="T1">(2023/1</text:span><text:span text:style-name="T27">0</text:span><text:span text:style-name="T1">/4)</text:span></text:p>
      <text:p text:style-name="P18">Pierwsze spotkanie:</text:p>
      <text:p text:style-name="P18"/>
      <text:p text:style-name="P4">Prowadząca: Karolina Smetek</text:p>
      <text:p text:style-name="P19"><text:span text:style-name="T2">e-mail: </text:span><text:a xlink:type="simple" xlink:href="mailto:karolina.smetek@tu.koszalin.pl" text:style-name="Internet_20_link" text:visited-style-name="Visited_20_Internet_20_Link"><text:span text:style-name="T2">karolina.smetek@tu.koszalin.pl</text:span></text:a></text:p>
      <text:p text:style-name="P3">Konsultacja 12:20-13:20 (pt)</text:p>
      <text:p text:style-name="P3"/>
      <text:p text:style-name="P3">Literatura:</text:p>
      <text:p text:style-name="P3"><text:tab/>Podstawowa:</text:p>
      <text:p text:style-name="P3"><text:tab/><text:tab/>Ustawa z dnia 29/4/1994 o rachunkowości</text:p>
      <text:p text:style-name="P3"><text:tab/><text:tab/>Zadania z podstaw rachunkowości, Politechnika Koszalińska 2019</text:p>
      <text:p text:style-name="P3"><text:tab/><text:tab/>Podręcznik do samodzielnej nauki księgowania, ODDK Gdańsk 2018</text:p>
      <text:p text:style-name="P3"/>
      <text:p text:style-name="P3">Temawy zajęć:</text:p>
      <text:p text:style-name="P3">1. Zasady I funkcje rachunkowości, klasyfukacja aktywów I pasywów</text:p>
      <text:p text:style-name="P3">2. Tworzenie bilansu uproszczonego</text:p>
      <text:p text:style-name="P3">3. Operacje gospodarcze I ich wpływ na strukture bilansu</text:p>
      <text:p text:style-name="P3">4. Ewidencja operacji na kontach biłansowych, tworzenie zeswawienia obrorów o sald</text:p>
      <text:p text:style-name="P3">5. Księgi pomocnicze I poprawianie błędów księgowych</text:p>
      <text:p text:style-name="P3">6. Ewidencja na kontach wynikowych I tworzenie wyniky finansowego.</text:p>
      <text:p text:style-name="P3"/>
      <text:p text:style-name="P3">Warunki zaliczenia przedmiotu:</text:p>
      <text:p text:style-name="P3">2 kołokwiuma (1,2,3) (4,5,6)</text:p>
      <text:p text:style-name="P3">Max. 2 nieobecności bez dokumentów</text:p>
      <text:p text:style-name="P3">Zaliczenie od 55%</text:p>
      <text:p text:style-name="P3"/>
      <text:p text:style-name="P34">Podstawy rachunkowości (cwiczenia) <text:span text:style-name="T1">(2023/1</text:span><text:span text:style-name="T27">0</text:span><text:span text:style-name="T1">/</text:span><text:span text:style-name="T3">11</text:span><text:span text:style-name="T1">)</text:span></text:p>
      <text:p text:style-name="P20"><text:span text:style-name="T4">Efekty uczenia się</text:span>:</text:p>
      <text:p text:style-name="P20"/>
      <text:p text:style-name="P8"><text:span text:style-name="T5">Wiedza</text:span><text:span text:style-name="T8">:</text:span></text:p>
      <text:list text:style-name="L1">
        <text:list-item>
          <text:p text:style-name="P11">Podstawowe przepisy prawne regulujące zasady, metody, I techniki prowadzenia rachunkowości w jednostkach gospodarczych</text:p>
        </text:list-item>
        <text:list-item>
          <text:p text:style-name="P11">Zasady ujmowania operacji gospodarczych na kontach księgowych oraz sposób interpretacji zapisów ujętnych w ewidencji księgowych</text:p>
        </text:list-item>
        <text:list-item>
          <text:p text:style-name="P11">Zakres, ogólna struktura sprawodzewnia finansowego sporzadzonego według zasad <text:span text:style-name="T6">obowiązajacych</text:span></text:p>
          <text:p text:style-name="P12"/>
        </text:list-item>
      </text:list>
      <text:p text:style-name="P14">Umiejętności:</text:p>
      <text:list text:style-name="L4">
        <text:list-item>
          <text:p text:style-name="P15">-</text:p>
        </text:list-item>
        <text:list-item>
          <text:p text:style-name="P15">-</text:p>
        </text:list-item>
        <text:list-item>
          <text:p text:style-name="P15">-</text:p>
          <text:p text:style-name="P15"/>
        </text:list-item>
      </text:list>
      <text:p text:style-name="P14">Kompetencje:</text:p>
      <text:list text:continue-numbering="true" text:style-name="L4">
        <text:list-item>
          <text:p text:style-name="P9">-</text:p>
        </text:list-item>
        <text:list-item>
          <text:p text:style-name="P9">-</text:p>
        </text:list-item>
        <text:list-item>
          <text:p text:style-name="P9">-</text:p>
        </text:list-item>
      </text:list>
      <text:p text:style-name="P10"/>
      <text:p text:style-name="P10"/>
      <text:p text:style-name="P20"><text:span text:style-name="T4">Aktywa</text:span>:</text:p>
      <text:p text:style-name="P22">Podział aktywów</text:p>
      <text:p text:style-name="P22"/>
      <text:list text:style-name="L5">
        <text:list-item>
          <text:p text:style-name="P21">Aktywa trwałe (długoterminowy – od 1 roku)</text:p>
          <text:list>
            <text:list-item>
              <text:p text:style-name="P21">Wartości prawne/niematerialne (patenty, opragromowania, licencje)</text:p>
            </text:list-item>
            <text:list-item>
              <text:p text:style-name="P21">Rzeczowe aktywa (środki trwałe, nieruchomość, środki transportu, maszyny, środki trwałe w budowie)</text:p>
            </text:list-item>
            <text:list-item>
              <text:p text:style-name="P21">Należności długoterminowe ()</text:p>
            </text:list-item>
            <text:list-item>
              <text:p text:style-name="P21">Inwestycje długoterminowe (udzielone pożyczki, papiery wartościowe, akcje, udziały od 1 roku)</text:p>
            </text:list-item>
            <text:list-item>
              <text:p text:style-name="P21">Długoterminowe rozliczenia międzyokresowe</text:p>
              <text:p text:style-name="P21"/>
            </text:list-item>
          </text:list>
        </text:list-item>
        <text:list-item>
          <text:p text:style-name="P21">Aktywa obrotowe (krótkoterminowy – do 1 roku)</text:p>
          <text:list>
            <text:list-item>
              <text:p text:style-name="P21">Zapasy (Materiały, półprodukty produkcja w toku, produkty/wyroby gotowe, towary)</text:p>
            </text:list-item>
            <text:list-item>
              <text:p text:style-name="P13"><text:span text:style-name="T10">Należności ktrótoterminowe (Należności od odbiorców </text:span><text:span text:style-name="T11">(</text:span><text:span text:style-name="T12">do 12 miesięcy, </text:span><text:span text:style-name="T11">od 12 miesięcy)</text:span><text:span text:style-name="T12">, należności od pracowników</text:span><text:span text:style-name="T10">)</text:span></text:p>
            </text:list-item>
            <text:list-item>
              <text:p text:style-name="P13">Inwestycje krótkoterminowe (<text:span text:style-name="T10">udzielone pożyczki do 12 miesięcy, akcje I udziały do 12 miesięcy, środki pieniężnie w kasie, na rachunkach bankowych</text:span>)</text:p>
            </text:list-item>
            <text:list-item>
              <text:p text:style-name="P13">Krótkoterminowe rozliczenia międzyokresowe 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1"><text:soft-page-break/><text:span text:style-name="T13">Zadanie 6. (1.14/s.17)</text:span><text:span text:style-name="T15">: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Aktywa trwale</text:p>
          </table:table-cell>
          <table:table-cell table:style-name="Table1.B1" office:value-type="string">
            <text:p text:style-name="P30">Aktywa obrotowe</text:p>
          </table:table-cell>
        </table:table-row>
        <table:table-row>
          <table:table-cell table:style-name="Table1.A2" office:value-type="string">
            <text:p text:style-name="P30">1,2,3,6,8,10,11,14</text:p>
          </table:table-cell>
          <table:table-cell table:style-name="Table1.B2" office:value-type="string">
            <text:p text:style-name="P30">4,5,7,12,13,15,16</text:p>
          </table:table-cell>
        </table:table-row>
      </table:table>
      <text:p text:style-name="P5"/>
      <text:p text:style-name="P1"><text:span text:style-name="T13">Zadanie </text:span><text:span text:style-name="T14">7</text:span><text:span text:style-name="T13">. (1.1</text:span><text:span text:style-name="T14">5</text:span><text:span text:style-name="T13">/s.17-</text:span><text:span text:style-name="T14">18</text:span><text:span text:style-name="T13">)</text:span><text:span text:style-name="T15">:</text:span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Aktywa trwale</text:p>
          </table:table-cell>
          <table:table-cell table:style-name="Table2.B1" office:value-type="string">
            <text:p text:style-name="P30">Aktywa obrotowe</text:p>
          </table:table-cell>
        </table:table-row>
        <table:table-row>
          <table:table-cell table:style-name="Table2.A2" office:value-type="string">
            <text:p text:style-name="P30">2, 3, 5, 8, 10, 12, 13</text:p>
          </table:table-cell>
          <table:table-cell table:style-name="Table2.B2" office:value-type="string">
            <text:p text:style-name="P30">1, 4, 6, 7, 9, 11, 14, 15, 16</text:p>
          </table:table-cell>
        </table:table-row>
      </table:table>
      <text:p text:style-name="P5"/>
      <text:p text:style-name="P35"><text:span text:style-name="T17">Pod</text:span><text:span text:style-name="T16">stawy rachunkowości (</text:span><text:span text:style-name="T18">czwiczenia</text:span><text:span text:style-name="T16">) </text:span><text:span text:style-name="T19">(2023/1</text:span><text:span text:style-name="T20">0</text:span><text:span text:style-name="T19">/1</text:span><text:span text:style-name="T16">8</text:span><text:span text:style-name="T19">)</text:span></text:p>
      <text:p text:style-name="P31">Pasywa</text:p>
      <text:p text:style-name="P26">Podział pasywów:</text:p>
      <text:list text:style-name="L6">
        <text:list-item>
          <text:p text:style-name="P28">Kapitał własny</text:p>
        </text:list-item>
        <text:list-item>
          <text:p text:style-name="P28">Zobowiązanie I rezerwy zabowiązania</text:p>
        </text:list-item>
      </text:list>
      <text:p text:style-name="P29"/>
      <text:p text:style-name="P26">Podział kapitału (funduszu) własnego:</text:p>
      <text:list text:style-name="L9">
        <text:list-item>
          <text:p text:style-name="P25">Kapitał (fundusz) podstawowy (Fundament przedsiębiorstwa)</text:p>
        </text:list-item>
        <text:list-item>
          <text:p text:style-name="P25">Kapitał (fundusz) zapasowy </text:p>
        </text:list-item>
        <text:list-item>
          <text:p text:style-name="P25">Kapitał (fundusz) z aktualizacji wyceny </text:p>
        </text:list-item>
        <text:list-item>
          <text:p text:style-name="P25">Pozostałe kapitały (fundusze) rezerwowe</text:p>
        </text:list-item>
        <text:list-item>
          <text:p text:style-name="P25">Zysk (strata) z lat ubiegłych</text:p>
        </text:list-item>
        <text:list-item>
          <text:p text:style-name="P25">Zysk (strata) netto</text:p>
        </text:list-item>
        <text:list-item>
          <text:p text:style-name="P25">Odpisy z zysku netto w ciągu roku obrotowego (wieklość ujemna)</text:p>
        </text:list-item>
      </text:list>
      <text:p text:style-name="P26"/>
      <text:p text:style-name="P26">Zobowiązanie I rezerwy zabowiązania:</text:p>
      <text:list text:continue-numbering="true" text:style-name="L9">
        <text:list-item>
          <text:p text:style-name="P25"><text:span text:style-name="T21">R</text:span>ezerwy <text:span text:style-name="T21">na </text:span>zabowiązania <text:span text:style-name="T22">(np. Nagrody, odpłaty)</text:span></text:p>
        </text:list-item>
        <text:list-item>
          <text:p text:style-name="P25"><text:span text:style-name="T21">Z</text:span>abowiązania <text:span text:style-name="T21">długoterminowe </text:span><text:span text:style-name="T22">(zobowiązania od 12 miesięcy </text:span><text:span text:style-name="T23">– np. Kredyty, otrzymane pożyczki, papiery wartościowe (obligacje) </text:span><text:span text:style-name="T22">)</text:span></text:p>
        </text:list-item>
        <text:list-item>
          <text:p text:style-name="P25"><text:span text:style-name="T21">Z</text:span>abowiązania <text:span text:style-name="T21">krótkoterminowe </text:span><text:span text:style-name="T22">(zobowiązania do 12 miesięcy – </text:span><text:span text:style-name="T23">np. Zobowiązane publiczno-prawne, weksle, papiery wartościowe, wynagrodzenia, </text:span><text:span text:style-name="T24">fundusze specjalne (ZFSS), </text:span><text:span text:style-name="T23">)</text:span></text:p>
        </text:list-item>
        <text:list-item>
          <text:p text:style-name="P27">Rozliczenia międzyokresowe</text:p>
          <text:p text:style-name="P27"/>
        </text:list-item>
      </text:list>
      <text:p text:style-name="P32">Czym ogólnie jest bilans?</text:p>
      <text:list text:style-name="L10">
        <text:list-item>
          <text:p text:style-name="P17"><text:span text:style-name="T9">D</text:span><text:span text:style-name="T7">wusteonne zestawienie aktywów I pasywów sporządzone na określony dzień I w określinej formie</text:span></text:p>
        </text:list-item>
        <text:list-item>
          <text:p text:style-name="P6">Jest zestawianu co najmniej na koniec każdego roku obrotowego</text:p>
        </text:list-item>
      </text:list>
      <text:p text:style-name="P7"/>
      <text:p text:style-name="P16"><text:span text:style-name="T25">Σ</text:span><text:span text:style-name="T26"> Aktywa = </text:span><text:span text:style-name="T25">Σ</text:span><text:span text:style-name="T26"> Pasywa</text:span></text:p>
      <text:p text:style-name="P24">Aktywa trwałe + Aktywa obrorowe = Kapitał własny + Zobowiązania I rezerwy na nich </text:p>
      <text:p text:style-name="P24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09:43.080213540</meta:creation-date>
    <meta:generator>LibreOffice/7.5.8.1$Linux_X86_64 LibreOffice_project/50$Build-1</meta:generator>
    <dc:date>2023-11-08T11:13:03.739299794</dc:date>
    <meta:editing-duration>PT3M22S</meta:editing-duration>
    <meta:editing-cycles>1</meta:editing-cycles>
    <meta:document-statistic meta:table-count="2" meta:image-count="0" meta:object-count="0" meta:page-count="4" meta:paragraph-count="84" meta:word-count="461" meta:character-count="3423" meta:non-whitespace-character-count="3066"/>
  </office:meta>
</office:document-meta>
</file>